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4" table:formula="of:=SUM([.H4:.AL4])" table:style-name="ce23">
            <text:p>1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5" table:formula="of:=SUM([.H8:.AL8])" table:style-name="ce23">
            <text:p>15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0" table:formula="of:=SUM([.M3:.M7])" table:style-name="ce31">
            <text:p>0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0" table:formula="of:=SUM([.S3:.S7])" table:style-name="ce31">
            <text:p>0</text:p>
          </table:table-cell>
          <table:table-cell office:value-type="float" office:value="2" table:formula="of:=SUM([.T3:.T7])" table:style-name="ce31">
            <text:p>2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0" table:formula="of:=SUM([.Z3:.Z7])" table:style-name="ce31">
            <text:p>0</text:p>
          </table:table-cell>
          <table:table-cell office:value-type="float" office:value="0" table:formula="of:=SUM([.AA3:.AA7])" table:style-name="ce31">
            <text:p>0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0" table:formula="of:=SUM([.AC3:.AC7])" table:style-name="ce31">
            <text:p>0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0" table:formula="of:=SUM([.AE3:.AE7])" table:style-name="ce31">
            <text:p>0</text:p>
          </table:table-cell>
          <table:table-cell office:value-type="float" office:value="0" table:formula="of:=SUM([.AF3:.AF7])" table:style-name="ce31">
            <text:p>0</text:p>
          </table:table-cell>
          <table:table-cell office:value-type="float" office:value="0" table:formula="of:=SUM([.AG3:.AG7])" table:style-name="ce31">
            <text:p>0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1-21T20:47:55Z</dc:date>
  </office:meta>
</office:document-meta>
</file>